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b04" officeooo:paragraph-rsid="00045b04"/>
    </style:style>
    <style:style style:name="P2" style:family="paragraph" style:parent-style-name="Standard">
      <style:text-properties officeooo:rsid="0004e4c1" officeooo:paragraph-rsid="0004e4c1"/>
    </style:style>
    <style:style style:name="P3" style:family="paragraph" style:parent-style-name="Standard">
      <style:text-properties officeooo:rsid="00067c15" officeooo:paragraph-rsid="00067c15"/>
    </style:style>
    <style:style style:name="T1" style:family="text">
      <style:text-properties officeooo:rsid="0004e4c1"/>
    </style:style>
    <style:style style:name="T2" style:family="text">
      <style:text-properties officeooo:rsid="0005b59c"/>
    </style:style>
    <style:style style:name="T3" style:family="text">
      <style:text-properties officeooo:rsid="0006f2df"/>
    </style:style>
    <style:style style:name="T4" style:family="text">
      <style:text-properties officeooo:rsid="0007ad52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/GITHUB</text:p>
      <text:p text:style-name="P1"/>
      <text:p text:style-name="P1">GIT; is a software and is where we store our information.</text:p>
      <text:p text:style-name="P1">Sudo apt git(to put in password)</text:p>
      <text:p text:style-name="P1"/>
      <text:p text:style-name="P1">y(for continue)</text:p>
      <text:p text:style-name="P1"/>
      <text:p text:style-name="P1"><text:s text:c="7"/><text:span text:style-name="T1">TO CONNECT GIT WITH FILES</text:span></text:p>
      <text:p text:style-name="P1"/>
      <text:p text:style-name="P2">1.git config –global user.name (user git hub name)</text:p>
      <text:p text:style-name="P2"/>
      <text:p text:style-name="P2">2.git config –global user.email(your email)</text:p>
      <text:p text:style-name="P2"/>
      <text:p text:style-name="P2">3.git config –list(to <text:s/><text:span text:style-name="T2">confirm what you have done)</text:span></text:p>
      <text:p text:style-name="P2"/>
      <text:p text:style-name="P3">HOW TO ADD FILES TO GIT</text:p>
      <text:p text:style-name="P2"/>
      <text:p text:style-name="P3">git init</text:p>
      <text:p text:style-name="P3">git status</text:p>
      <text:p text:style-name="P3">git add .</text:p>
      <text:p text:style-name="P3"><text:s/><text:span text:style-name="T4">Git commit -m <text:s/>“my first Git”(for adding conntent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09:29:07.828572988</meta:creation-date>
    <dc:date>2022-02-11T13:05:32.515932456</dc:date>
    <meta:editing-duration>PT1H18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67" meta:character-count="390" meta:non-whitespace-character-count="326"/>
  </office:meta>
</office:document-meta>
</file>